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top" draw:auto-grow-height="false" fo:min-height="5.413cm" fo:min-width="6.687cm" fo:padding-top="0.151cm" fo:padding-bottom="0.151cm" fo:padding-left="0.276cm" fo:padding-right="0.276cm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2.984cm" fo:min-width="2.734cm"/>
    </style:style>
    <style:style style:name="gr3" style:family="graphic" style:parent-style-name="standard">
      <style:graphic-properties draw:textarea-horizontal-align="justify" draw:textarea-vertical-align="middle" draw:auto-grow-height="false" fo:min-height="0.47cm" fo:min-width="0.669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draw:stroke="none" svg:stroke-color="#000000" draw:fill="none" draw:fill-color="#ffffff" fo:min-height="0.636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1.659cm"/>
    </style:style>
    <style:style style:name="gr7" style:family="graphic" style:parent-style-name="standard">
      <style:graphic-properties draw:textarea-horizontal-align="justify" draw:textarea-vertical-align="middle" draw:auto-grow-height="false" fo:min-height="1.469cm" fo:min-width="2.489cm"/>
    </style:style>
    <style:style style:name="gr8" style:family="graphic" style:parent-style-name="standard">
      <style:graphic-properties draw:textarea-horizontal-align="justify" draw:textarea-vertical-align="middle" draw:auto-grow-height="false" fo:min-height="1.469cm" fo:min-width="2.997cm"/>
    </style:style>
    <style:style style:name="gr9" style:family="graphic" style:parent-style-name="standard">
      <style:graphic-properties svg:stroke-width="0.071cm" draw:marker-start-width="0.306cm" draw:marker-end="Arrow" draw:marker-end-width="0.306cm" draw:textarea-vertical-align="middle" fo:padding-top="0.16cm" fo:padding-bottom="0.16cm" fo:padding-left="0.285cm" fo:padding-right="0.285cm"/>
    </style:style>
    <style:style style:name="gr10" style:family="graphic" style:parent-style-name="standard">
      <style:graphic-properties draw:textarea-horizontal-align="justify" draw:textarea-vertical-align="middle" draw:auto-grow-height="false" fo:min-height="0.668cm" fo:min-width="3.212cm"/>
    </style:style>
    <style:style style:name="gr11" style:family="graphic" style:parent-style-name="standard">
      <style:graphic-properties draw:textarea-horizontal-align="justify" draw:textarea-vertical-align="middle" draw:auto-grow-height="false" fo:min-height="1.126cm" fo:min-width="3.162cm"/>
    </style:style>
    <style:style style:name="gr12" style:family="graphic" style:parent-style-name="standard">
      <style:graphic-properties draw:textarea-horizontal-align="justify" draw:textarea-vertical-align="middle" draw:auto-grow-height="false" fo:min-height="1.126cm" fo:min-width="3.289cm"/>
    </style:style>
    <style:style style:name="gr13" style:family="graphic" style:parent-style-name="standard">
      <style:graphic-properties draw:textarea-horizontal-align="justify" draw:textarea-vertical-align="middle" draw:auto-grow-height="false" fo:min-height="1.797cm" fo:min-width="2.963cm"/>
    </style:style>
    <style:style style:name="gr14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top" draw:auto-grow-height="false" fo:min-height="3.159cm" fo:min-width="12.148cm" fo:padding-top="0.151cm" fo:padding-bottom="0.151cm" fo:padding-left="0.276cm" fo:padding-right="0.276cm"/>
    </style:style>
    <style:style style:name="gr15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top" draw:auto-grow-height="false" fo:min-height="7.116cm" fo:min-width="8.898cm" fo:padding-top="0.151cm" fo:padding-bottom="0.151cm" fo:padding-left="0.276cm" fo:padding-right="0.276cm"/>
    </style:style>
    <style:style style:name="gr16" style:family="graphic" style:parent-style-name="standard">
      <style:graphic-properties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width="0.071cm" draw:marker-start="Arrow" draw:marker-start-width="0.306cm" draw:marker-end="Arrow" draw:marker-end-width="0.306cm" draw:textarea-vertical-align="middle" fo:padding-top="0.16cm" fo:padding-bottom="0.16cm" fo:padding-left="0.285cm" fo:padding-right="0.285cm"/>
    </style:style>
    <style:style style:name="gr18" style:family="graphic" style:parent-style-name="objectwithoutfill">
      <style:graphic-properties svg:stroke-width="0.071cm" svg:stroke-color="#3465a4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9" style:family="graphic" style:parent-style-name="standard">
      <style:graphic-properties draw:fill="solid" draw:fill-color="#ffffff" draw:textarea-horizontal-align="justify" draw:textarea-vertical-align="top" draw:auto-grow-height="false" fo:min-height="5.376cm" fo:min-width="5.042cm"/>
    </style:style>
    <style:style style:name="gr20" style:family="graphic" style:parent-style-name="standard">
      <style:graphic-properties draw:textarea-horizontal-align="justify" draw:textarea-vertical-align="middle" draw:auto-grow-height="false" fo:min-height="0.11cm" fo:min-width="0.241cm"/>
    </style:style>
    <style:style style:name="gr21" style:family="graphic" style:parent-style-name="standard">
      <style:graphic-properties draw:textarea-horizontal-align="justify" draw:textarea-vertical-align="middle" draw:auto-grow-height="false" fo:min-height="0.258cm" fo:min-width="0.389cm"/>
    </style:style>
    <style:style style:name="gr22" style:family="graphic" style:parent-style-name="standard">
      <style:graphic-properties draw:textarea-horizontal-align="justify" draw:textarea-vertical-align="middle" draw:auto-grow-height="false" fo:min-height="0.11cm" fo:min-width="0.129cm"/>
    </style:style>
    <style:style style:name="gr23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0.258cm" fo:min-width="0.389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fo:min-height="0.598cm"/>
    </style:style>
    <style:style style:name="gr25" style:family="graphic" style:parent-style-name="standard">
      <style:graphic-properties draw:stroke="none" svg:stroke-color="#000000" draw:fill="none" draw:fill-color="#ffffff" fo:min-height="0.674cm"/>
    </style:style>
    <style:style style:name="gr26" style:family="graphic" style:parent-style-name="objectwithoutfill">
      <style:graphic-properties svg:stroke-color="#3465a4" draw:fill="none" draw:textarea-vertical-align="middle"/>
    </style:style>
    <style:style style:name="gr27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top" draw:auto-grow-height="false" fo:min-height="5.413cm" fo:min-width="7.83cm" fo:padding-top="0.151cm" fo:padding-bottom="0.151cm" fo:padding-left="0.276cm" fo:padding-right="0.276cm"/>
    </style:style>
    <style:style style:name="gr28" style:family="graphic" style:parent-style-name="standard">
      <style:graphic-properties draw:textarea-horizontal-align="justify" draw:textarea-vertical-align="middle" draw:auto-grow-height="false" fo:min-height="1.653cm" fo:min-width="2.734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</style:style>
    <style:style style:name="P3" style:family="paragraph">
      <loext:graphic-properties draw:opacity="5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7.239cm" svg:height="5.715cm" svg:x="1.273cm" svg:y="0.243cm">
          <draw:glue-point draw:id="4" svg:x="-2.233cm" svg:y="5.02cm"/>
          <draw:glue-point draw:id="5" svg:x="1.976cm" svg:y="5.02cm"/>
          <text:p text:style-name="P1">Project Spa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72cm" svg:height="4.572cm" svg:x="1.45cm" svg:y="1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572cm" svg:height="4.572cm" svg:x="3.736cm" svg:y="1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51cm" svg:height="1.016cm" svg:x="3.99cm" svg:y="2.402cm">
          <text:p text:style-name="P4">B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51cm" svg:height="1.016cm" svg:x="1.704cm" svg:y="3.491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51cm" svg:height="1.016cm" svg:x="3.99cm" svg:y="3.799cm">
          <text:p text:style-name="P4">S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51cm" svg:height="1.016cm" svg:x="2.466cm" svg:y="4.634cm">
          <text:p text:style-name="P4">J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51cm" svg:height="1.016cm" svg:x="6.303cm" svg:y="2.791cm">
          <text:p text:style-name="P4">C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51cm" svg:height="1.016cm" svg:x="1.958cm" svg:y="2.348cm">
          <text:p text:style-name="P4">B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905cm" svg:height="0.889cm" svg:x="2.466cm" svg:y="1.459cm">
          <draw:text-box>
            <text:p><text:span text:style-name="T1">Java</text:span></text:p>
          </draw:text-box>
        </draw:frame>
        <draw:frame draw:style-name="gr5" draw:text-style-name="P5" draw:layer="layout" svg:width="1.905cm" svg:height="0.886cm" svg:x="6.149cm" svg:y="1.513cm">
          <draw:text-box>
            <text:p><text:span text:style-name="T1">C#</text:span></text:p>
          </draw:text-box>
        </draw:frame>
        <draw:custom-shape draw:style-name="gr6" draw:text-style-name="P4" xml:id="id7" draw:id="id7" draw:layer="layout" svg:width="2.159cm" svg:height="1.016cm" svg:x="10.346cm" svg:y="8.082cm">
          <text:p text:style-name="P4">Git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2.159cm" svg:height="1.016cm" svg:x="10.346cm" svg:y="9.352cm">
          <text:p text:style-name="P4">Hg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2.159cm" svg:height="1.016cm" svg:x="10.346cm" svg:y="10.622cm">
          <text:p text:style-name="P4">SVN</text:p>
          <draw:enhanced-geometry svg:viewBox="0 0 21600 21600" draw:type="rectangle" draw:enhanced-path="M 0 0 L 21600 0 21600 21600 0 21600 0 0 Z N"/>
        </draw:custom-shape>
        <draw:custom-shape draw:style-name="gr6" draw:text-style-name="P4" xml:id="id6" draw:id="id6" draw:layer="layout" svg:width="2.159cm" svg:height="1.016cm" svg:x="10.346cm" svg:y="11.892cm">
          <text:p text:style-name="P4">CVS</text:p>
          <draw:enhanced-geometry svg:viewBox="0 0 21600 21600" draw:type="rectangle" draw:enhanced-path="M 0 0 L 21600 0 21600 21600 0 21600 0 0 Z N"/>
        </draw:custom-shape>
        <draw:custom-shape draw:style-name="gr7" draw:text-style-name="P4" xml:id="id1" draw:id="id1" draw:layer="layout" svg:width="3.175cm" svg:height="1.905cm" svg:x="14.212cm" svg:y="8.979cm">
          <draw:glue-point draw:id="4" svg:x="-4.714cm" svg:y="4.335cm"/>
          <text:p text:style-name="P4">Jenkin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2" draw:id="id2" draw:layer="layout" svg:width="3.683cm" svg:height="1.905cm" svg:x="13.958cm" svg:y="11.9cm">
          <text:p text:style-name="P4">SonarQub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svg:x1="15.799cm" svg:y1="10.884cm" svg:x2="15.799cm" svg:y2="11.9cm" draw:start-shape="id1" draw:start-glue-point="2" draw:end-shape="id2" draw:end-glue-point="0" svg:d="M15799 10884v1016" svg:viewBox="0 0 1 1017">
          <text:p/>
        </draw:connector>
        <draw:connector draw:style-name="gr9" draw:text-style-name="P4" draw:layer="layout" draw:line-skew="-0.678cm" svg:x1="8.512cm" svg:y1="3.1cm" svg:x2="10.346cm" svg:y2="9.86cm" draw:start-shape="id3" draw:start-glue-point="1" draw:end-shape="id4" draw:end-glue-point="3" svg:d="M8512 3100h251v6760h1583" svg:viewBox="0 0 1835 6761">
          <text:p/>
        </draw:connector>
        <draw:connector draw:style-name="gr9" draw:text-style-name="P4" draw:layer="layout" draw:line-skew="-0.678cm" svg:x1="8.512cm" svg:y1="3.1cm" svg:x2="10.346cm" svg:y2="11.13cm" draw:start-shape="id3" draw:start-glue-point="1" draw:end-shape="id5" draw:end-glue-point="3" svg:d="M8512 3100h251v8030h1583" svg:viewBox="0 0 1835 8031">
          <text:p/>
        </draw:connector>
        <draw:connector draw:style-name="gr9" draw:text-style-name="P4" draw:layer="layout" draw:line-skew="-0.678cm" svg:x1="8.512cm" svg:y1="3.1cm" svg:x2="10.346cm" svg:y2="12.4cm" draw:start-shape="id3" draw:start-glue-point="1" draw:end-shape="id6" draw:end-glue-point="3" svg:d="M8512 3100h251v9300h1583" svg:viewBox="0 0 1835 9301">
          <text:p/>
        </draw:connector>
        <draw:connector draw:style-name="gr9" draw:text-style-name="P4" draw:layer="layout" draw:line-skew="-0.678cm" svg:x1="8.512cm" svg:y1="3.1cm" svg:x2="10.346cm" svg:y2="8.59cm" draw:start-shape="id3" draw:start-glue-point="1" draw:end-shape="id7" draw:end-glue-point="3" svg:d="M8512 3100h251v5490h1583" svg:viewBox="0 0 1835 5491">
          <text:p/>
        </draw:connector>
        <draw:connector draw:style-name="gr9" draw:text-style-name="P4" draw:layer="layout" svg:x1="12.505cm" svg:y1="8.59cm" svg:x2="14.212cm" svg:y2="9.931cm" draw:start-shape="id7" draw:start-glue-point="1" draw:end-shape="id1" draw:end-glue-point="3" svg:d="M12505 8590h853v1341h854" svg:viewBox="0 0 1708 1342">
          <text:p/>
        </draw:connector>
        <draw:connector draw:style-name="gr9" draw:text-style-name="P4" draw:layer="layout" svg:x1="12.505cm" svg:y1="9.86cm" svg:x2="14.212cm" svg:y2="9.931cm" draw:start-shape="id4" draw:start-glue-point="1" draw:end-shape="id1" draw:end-glue-point="3" svg:d="M12505 9860h853v71h854" svg:viewBox="0 0 1708 72">
          <text:p/>
        </draw:connector>
        <draw:connector draw:style-name="gr9" draw:text-style-name="P4" draw:layer="layout" svg:x1="12.505cm" svg:y1="11.13cm" svg:x2="14.212cm" svg:y2="9.931cm" draw:start-shape="id5" draw:start-glue-point="1" draw:end-shape="id1" draw:end-glue-point="3" svg:d="M12505 11130h853v-1199h854" svg:viewBox="0 0 1708 1200">
          <text:p/>
        </draw:connector>
        <draw:connector draw:style-name="gr9" draw:text-style-name="P4" draw:layer="layout" svg:x1="12.505cm" svg:y1="12.4cm" svg:x2="14.212cm" svg:y2="9.931cm" draw:start-shape="id6" draw:start-glue-point="1" draw:end-shape="id1" draw:end-glue-point="3" svg:d="M12505 12400h853v-2469h854" svg:viewBox="0 0 1708 2470">
          <text:p/>
        </draw:connector>
        <draw:custom-shape draw:style-name="gr10" draw:text-style-name="P4" xml:id="id18" draw:id="id18" draw:layer="layout" svg:width="3.81cm" svg:height="1.016cm" svg:x="2.491cm" svg:y="7.878cm">
          <text:p text:style-name="P4">Query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0" draw:id="id10" draw:layer="layout" svg:width="3.81cm" svg:height="1.524cm" svg:x="0.137cm" svg:y="10.119cm">
          <text:p text:style-name="P4">Sel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1" draw:id="id11" draw:layer="layout" svg:width="3.937cm" svg:height="1.524cm" svg:x="4.709cm" svg:y="10.119cm">
          <text:p text:style-name="P4">Assign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8" draw:id="id8" draw:layer="layout" svg:width="3.683cm" svg:height="1.905cm" svg:x="0.215cm" svg:y="12.88cm">
          <text:p text:style-name="P4">Design</text:p>
          <text:p text:style-name="P4">Sel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9" draw:id="id9" draw:layer="layout" svg:width="3.683cm" svg:height="2.267cm" svg:x="6.242cm" svg:y="17.926cm">
          <text:p text:style-name="P4">Sample</text:p>
          <text:p text:style-name="P4">Size</text:p>
          <text:p text:style-name="P4">Analys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13" draw:id="id13" draw:layer="layout" svg:width="3.683cm" svg:height="1.905cm" svg:x="10.111cm" svg:y="17.939cm">
          <text:p text:style-name="P4">Data</text:p>
          <text:p text:style-name="P4">Analys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14" draw:id="id14" draw:layer="layout" svg:width="3.683cm" svg:height="1.905cm" svg:x="14.016cm" svg:y="17.939cm">
          <text:p text:style-name="P4">Power</text:p>
          <text:p text:style-name="P4">Analys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5" draw:id="id15" draw:layer="layout" svg:width="12.7cm" svg:height="3.461cm" svg:x="5.507cm" svg:y="17.018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9.398cm" svg:height="7.366cm" svg:x="8.968cm" svg:y="7.074cm">
          <text:p text:style-name="P1">Data Collection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2.056cm" svg:y1="14.785cm" svg:x2="6.242cm" svg:y2="19.059cm" draw:start-shape="id8" draw:start-glue-point="2" draw:end-shape="id9" draw:end-glue-point="3" svg:d="M2056 14785v4274h4186" svg:viewBox="0 0 4187 4275">
          <text:p/>
        </draw:connector>
        <draw:connector draw:style-name="gr16" draw:text-style-name="P4" draw:layer="layout" svg:x1="2.056cm" svg:y1="12.88cm" svg:x2="2.042cm" svg:y2="11.643cm" draw:start-shape="id8" draw:start-glue-point="0" draw:end-shape="id10" draw:end-glue-point="2" svg:d="M2056 12880v-618h-14v-619" svg:viewBox="0 0 15 1238">
          <text:p/>
        </draw:connector>
        <draw:connector draw:style-name="gr16" draw:text-style-name="P4" draw:layer="layout" svg:x1="3.947cm" svg:y1="10.881cm" svg:x2="4.709cm" svg:y2="10.881cm" draw:start-shape="id10" draw:start-glue-point="1" draw:end-shape="id11" draw:end-glue-point="3" svg:d="M3947 10881h762" svg:viewBox="0 0 763 1">
          <text:p/>
        </draw:connector>
        <draw:custom-shape draw:style-name="gr10" draw:text-style-name="P4" xml:id="id17" draw:id="id17" draw:layer="layout" svg:width="3.81cm" svg:height="1.016cm" svg:x="13.894cm" svg:y="15.021cm">
          <text:p text:style-name="P4">Query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2" draw:id="id12" draw:layer="layout" svg:width="3.937cm" svg:height="1.524cm" svg:x="4.693cm" svg:y="14.767cm">
          <draw:glue-point draw:id="4" svg:x="2.42cm" svg:y="-5.006cm"/>
          <draw:glue-point draw:id="5" svg:x="-2.011cm" svg:y="-5.006cm"/>
          <text:p text:style-name="P4">Execu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4" draw:layer="layout" svg:x1="6.677cm" svg:y1="11.643cm" svg:x2="6.661cm" svg:y2="14.767cm" draw:start-shape="id11" draw:start-glue-point="2" draw:end-shape="id12" draw:end-glue-point="0" svg:d="M6677 11643v1563h-16v1561" svg:viewBox="0 0 17 3125">
          <text:p/>
        </draw:connector>
        <draw:connector draw:style-name="gr16" draw:text-style-name="P4" draw:layer="layout" draw:line-skew="-0.351cm" svg:x1="6.661cm" svg:y1="16.291cm" svg:x2="11.952cm" svg:y2="17.939cm" draw:start-shape="id12" draw:start-glue-point="2" draw:end-shape="id13" svg:d="M6661 16291v473h5291v1175" svg:viewBox="0 0 5292 1649">
          <text:p/>
        </draw:connector>
        <draw:connector draw:style-name="gr16" draw:text-style-name="P4" draw:layer="layout" draw:line-skew="-0.351cm" svg:x1="6.661cm" svg:y1="16.291cm" svg:x2="15.857cm" svg:y2="17.939cm" draw:start-shape="id12" draw:start-glue-point="2" draw:end-shape="id14" draw:end-glue-point="0" svg:d="M6661 16291v473h9196v1175" svg:viewBox="0 0 9197 1649">
          <text:p/>
        </draw:connector>
        <draw:custom-shape draw:style-name="gr8" draw:text-style-name="P4" xml:id="id16" draw:id="id16" draw:layer="layout" svg:width="3.683cm" svg:height="1.905cm" svg:x="10.011cm" svg:y="21.787cm">
          <text:p text:style-name="P4">Repor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4" draw:layer="layout" svg:x1="11.857cm" svg:y1="20.479cm" svg:x2="11.852cm" svg:y2="21.787cm" draw:start-shape="id15" draw:start-glue-point="2" draw:end-shape="id16" draw:end-glue-point="0" svg:d="M11857 20479v666h-5v642" svg:viewBox="0 0 6 1309">
          <text:p/>
        </draw:connector>
        <draw:connector draw:style-name="gr17" draw:text-style-name="P4" draw:layer="layout" svg:x1="8.63cm" svg:y1="15.529cm" svg:x2="13.894cm" svg:y2="15.529cm" draw:start-shape="id12" draw:start-glue-point="1" draw:end-shape="id17" svg:d="M8630 15529h5264" svg:viewBox="0 0 5265 1">
          <text:p/>
        </draw:connector>
        <draw:connector draw:style-name="gr17" draw:text-style-name="P4" draw:layer="layout" svg:x1="15.799cm" svg:y1="15.021cm" svg:x2="15.799cm" svg:y2="13.805cm" draw:start-shape="id17" draw:start-glue-point="0" draw:end-shape="id2" draw:end-glue-point="2" svg:d="M15799 15021v-1216" svg:viewBox="0 0 1 1217">
          <text:p/>
        </draw:connector>
        <draw:connector draw:style-name="gr17" draw:text-style-name="P4" draw:layer="layout" draw:line-skew="-0.327cm" svg:x1="4.396cm" svg:y1="7.878cm" svg:x2="3.276cm" svg:y2="5.958cm" draw:start-shape="id18" draw:start-glue-point="0" draw:end-shape="id3" draw:end-glue-point="4" svg:d="M4396 7878v-1274h-1120v-646" svg:viewBox="0 0 1121 1921">
          <text:p/>
        </draw:connector>
        <draw:connector draw:style-name="gr17" draw:text-style-name="P4" draw:layer="layout" svg:x1="2.042cm" svg:y1="10.119cm" svg:x2="4.396cm" svg:y2="8.894cm" draw:start-shape="id10" draw:start-glue-point="0" draw:end-shape="id18" draw:end-glue-point="2" svg:d="M2042 10119v-612h2354v-613" svg:viewBox="0 0 2355 1226">
          <text:p/>
        </draw:connector>
        <draw:connector draw:style-name="gr17" draw:text-style-name="P4" draw:layer="layout" svg:x1="6.677cm" svg:y1="10.119cm" svg:x2="4.396cm" svg:y2="8.894cm" draw:start-shape="id11" draw:start-glue-point="0" draw:end-shape="id18" draw:end-glue-point="2" svg:d="M6677 10119v-612h-2281v-613" svg:viewBox="0 0 2282 1226">
          <text:p/>
        </draw:connector>
        <draw:custom-shape draw:style-name="gr3" draw:text-style-name="P4" draw:layer="layout" svg:width="1.651cm" svg:height="1.016cm" svg:x="6.103cm" svg:y="4.092cm">
          <text:p text:style-name="P4">I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19" draw:id="id19" draw:layer="layout" svg:width="3.81cm" svg:height="1.016cm" svg:x="9.349cm" svg:y="13.17cm">
          <draw:glue-point draw:id="4" svg:x="4.666cm" svg:y="-5cm"/>
          <draw:glue-point draw:id="5" svg:x="-0.246cm" svg:y="4.95cm"/>
          <text:p text:style-name="P4">Control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6" draw:layer="layout" draw:type="line" svg:x1="13.031cm" svg:y1="13.17cm" svg:x2="14.303cm" svg:y2="10.756cm" draw:start-shape="id19" draw:start-glue-point="4" draw:end-shape="id1" draw:end-glue-point="4" svg:d="M13031 13170l1272-2414" svg:viewBox="0 0 1273 2415">
          <text:p/>
        </draw:connector>
        <draw:connector draw:style-name="gr9" draw:text-style-name="P4" draw:layer="layout" svg:x1="7.613cm" svg:y1="14.767cm" svg:x2="9.349cm" svg:y2="13.678cm" draw:start-shape="id12" draw:start-glue-point="4" draw:end-shape="id19" draw:end-glue-point="3" svg:d="M7613 14767v-1089h1736" svg:viewBox="0 0 1737 1090">
          <text:p/>
        </draw:connector>
        <draw:custom-shape draw:style-name="gr19" draw:text-style-name="P7" draw:layer="layout" svg:width="5.542cm" svg:height="5.626cm" svg:x="0.3cm" svg:y="19.195cm">
          <text:p text:style-name="P4">Key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889cm" svg:height="0.508cm" svg:x="0.681cm" svg:y="20.146cm">
          <text:p/>
          <draw:enhanced-geometry svg:viewBox="0 0 21600 21600" draw:path-stretchpoint-x="10800" draw:path-stretchpoint-y="10800" draw:text-areas="?f3 ?f4 ?f5 ?f6" draw:type="round-rectangle" draw:modifiers="5049.901768172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0.889cm" svg:height="0.508cm" svg:x="0.681cm" svg:y="20.9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889cm" svg:height="0.508cm" svg:x="0.681cm" svg:y="21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889cm" svg:height="0.508cm" svg:x="0.681cm" svg:y="22.559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0.703cm" svg:y1="23.748cm" svg:x2="1.497cm" svg:y2="23.748cm" svg:d="M703 23748h794" svg:viewBox="0 0 795 1">
          <text:p/>
        </draw:connector>
        <draw:connector draw:style-name="gr16" draw:text-style-name="P4" draw:layer="layout" svg:x1="0.703cm" svg:y1="24.448cm" svg:x2="1.497cm" svg:y2="24.448cm" svg:d="M703 24448h794" svg:viewBox="0 0 795 1">
          <text:p/>
        </draw:connector>
        <draw:frame draw:style-name="gr24" draw:text-style-name="P8" draw:layer="layout" svg:width="4.826cm" svg:height="0.848cm" svg:x="1.624cm" svg:y="19.946cm">
          <draw:text-box>
            <text:p><text:span text:style-name="T2">Process Action</text:span></text:p>
          </draw:text-box>
        </draw:frame>
        <draw:frame draw:style-name="gr24" draw:text-style-name="P8" draw:layer="layout" svg:width="4.318cm" svg:height="0.848cm" svg:x="1.624cm" svg:y="20.708cm">
          <draw:text-box>
            <text:p><text:span text:style-name="T2">Tool</text:span></text:p>
          </draw:text-box>
        </draw:frame>
        <draw:frame draw:style-name="gr25" draw:text-style-name="P8" draw:layer="layout" svg:width="5.28cm" svg:height="0.924cm" svg:x="1.624cm" svg:y="21.508cm">
          <draw:text-box>
            <text:p><text:span text:style-name="T2">Data Source</text:span></text:p>
          </draw:text-box>
        </draw:frame>
        <draw:frame draw:style-name="gr25" draw:text-style-name="P8" draw:layer="layout" svg:width="4.772cm" svg:height="0.924cm" svg:x="1.624cm" svg:y="22.408cm">
          <draw:text-box>
            <text:p><text:span text:style-name="T2">Environment</text:span></text:p>
          </draw:text-box>
        </draw:frame>
        <draw:frame draw:style-name="gr25" draw:text-style-name="P8" draw:layer="layout" svg:width="4.772cm" svg:height="0.924cm" svg:x="1.624cm" svg:y="23.308cm">
          <draw:text-box>
            <text:p><text:span text:style-name="T2">Information Flow</text:span></text:p>
          </draw:text-box>
        </draw:frame>
        <draw:frame draw:style-name="gr25" draw:text-style-name="P8" draw:layer="layout" svg:width="5.28cm" svg:height="0.924cm" svg:x="1.624cm" svg:y="24.008cm">
          <draw:text-box>
            <text:p><text:span text:style-name="T2">Process Flow</text:span></text:p>
          </draw:text-box>
        </draw:frame>
        <draw:line draw:style-name="gr26" draw:text-style-name="P6" draw:layer="layout" svg:x1="0.332cm" svg:y1="19.995cm" svg:x2="5.842cm" svg:y2="20.006cm">
          <text:p/>
        </draw:line>
        <draw:custom-shape draw:style-name="gr27" draw:text-style-name="P2" xml:id="id20" draw:id="id20" draw:layer="layout" svg:width="8.382cm" svg:height="5.715cm" svg:x="8.99cm" svg:y="0.243cm">
          <draw:glue-point draw:id="4" svg:x="2.759cm" svg:y="5.02cm"/>
          <text:p text:style-name="P1">Instance Space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4.572cm" svg:height="2.691cm" svg:x="12.722cm" svg:y="0.954cm">
          <text:p text:style-name="P4">Clean </text:p>
          <text:p text:style-name="P4">Pattern </text:p>
          <text:p text:style-name="P4">Instan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4.572cm" svg:height="2.691cm" svg:x="9.117cm" svg:y="2.921cm">
          <text:p text:style-name="P4">Found </text:p>
          <text:p text:style-name="P4">Pattern </text:p>
          <text:p text:style-name="P4">Instan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draw:line-skew="-0.327cm" svg:x1="4.396cm" svg:y1="7.878cm" svg:x2="13.181cm" svg:y2="5.958cm" draw:start-shape="id18" draw:start-glue-point="0" draw:end-shape="id20" svg:d="M4396 7878v-1274h8785v-646" svg:viewBox="0 0 8786 1921">
          <text:p/>
        </draw:connector>
        <draw:custom-shape draw:style-name="gr29" draw:text-style-name="P9" draw:layer="layout" svg:width="0.762cm" svg:height="0.762cm" svg:x="0cm" svg:y="12.573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762cm" svg:height="0.762cm" svg:x="0.001cm" svg:y="9.906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762cm" svg:height="0.762cm" svg:x="4.445cm" svg:y="9.907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762cm" svg:height="0.762cm" svg:x="4.446cm" svg:y="14.478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762cm" svg:height="0.762cm" svg:x="5.869cm" svg:y="17.68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762cm" svg:height="0.762cm" svg:x="9.779cm" svg:y="17.681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762cm" svg:height="0.762cm" svg:x="13.716cm" svg:y="17.682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762cm" svg:height="0.762cm" svg:x="9.779cm" svg:y="21.59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svg:x1="15.493cm" svg:y1="5.958cm" svg:x2="15.799cm" svg:y2="8.979cm" draw:start-shape="id20" draw:start-glue-point="4" draw:end-shape="id1" draw:end-glue-point="0" svg:d="M15493 5958v1523h306v1498" svg:viewBox="0 0 307 30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669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3:08:37.546320517</meta:creation-date>
    <dc:date>2015-10-01T14:20:42.547726336</dc:date>
    <meta:editing-duration>PT1H20M35S</meta:editing-duration>
    <meta:editing-cycles>3</meta:editing-cycles>
    <meta:generator>LibreOffice/4.4.2.2$Linux_X86_64 LibreOffice_project/40m0$Build-2</meta:generator>
    <meta:document-statistic meta:object-count="81"/>
  </office:meta>
</office:document-meta>
</file>